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0" style:family="text">
      <style:text-properties style:font-name-asian="Times New Roman2" style:font-name-complex="Times New Roman2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71.png" xlink:type="simple" xlink:show="embed" xlink:actuate="onLoad"/></draw:frame></text:p>
          </table:table-cell>
          <table:table-cell table:style-name="Table1.B1" office:value-type="string">
            <text:h text:style-name="P6" text:outline-level="1">Релейное неоднозначное (гистерезис)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7">C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7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0">Блок </text:span><text:span text:style-name="T8">р</text:span><text:span text:style-name="T11">еализует преобразование входных сигналов посредством единой нелинейной статической характеристики типа «релейная неоднозначная» </text:span><text:span text:style-name="T3">при различных начальных условиях</text:span><text:span text:style-name="T11"> по следующему алгоритму:</text:span></text:p>
            <text:p text:style-name="P5"><draw:frame draw:style-name="fr2" draw:name="Графический объект3" text:anchor-type="as-char" svg:width="7.939cm" svg:height="7.939cm" draw:z-index="2"><draw:image xlink:href="../images/0071_static.png" xlink:type="simple" xlink:show="embed" xlink:actuate="onLoad"/></draw:frame></text:p>
            <text:p text:style-name="P5"><text:span text:style-name="T11"><draw:frame draw:style-name="fr3" draw:name="Объект1" text:anchor-type="as-char" svg:width="7.523cm" svg:height="2.04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1">,</text:span></text:p>
            <text:p text:style-name="P4"><text:span text:style-name="T11">где </text:span><text:span text:style-name="T6">x(t)</text:span><text:span text:style-name="T5"> </text:span><text:span text:style-name="T11">– вектор входных сигналов, </text:span><text:span text:style-name="T6">y(t)</text:span><text:span text:style-name="T5"> </text:span><text:span text:style-name="T11">– вектор </text:span><text:span text:style-name="T8">выходных</text:span><text:span text:style-name="T11"> сигналов, </text:span><text:span text:style-name="T3">Δt</text:span><text:span text:style-name="T11"> – </text:span><text:span text:style-name="T8">предыдущий временной шаг интегрирования, </text:span><text:span text:style-name="T6">a, b, y₁, y₂</text:span><text:span text:style-name="T5"> </text:span><text:span text:style-name="T11">– </text:span><text:span text:style-name="T8">параметры статической характеристики</text:span><text:span text:style-name="T11">.</text:span></text:p>
            <text:p text:style-name="P4"><text:span text:style-name="T9">Свойства</text:span>:</text:p>
            <text:list xml:id="list8889883053907013259" text:style-name="L1">
              <text:list-item>
                <text:p text:style-name="P7">Нижняя граница переключения – <text:span text:style-name="T6">a</text:span> – минимальное значение входной величины, при котором значение на выходе равно нижнему значению.</text:p>
              </text:list-item>
              <text:list-item>
                <text:p text:style-name="P7">Верхняя граница переключения – <text:span text:style-name="T6">b</text:span> – максимальное значение входной величины, при котором значение на выходе равно верхнему значению.</text:p>
              </text:list-item>
              <text:list-item>
                <text:p text:style-name="P7">Нижнее значение функции – <text:span text:style-name="T6">y₁</text:span> – минимальное значение на выходе блока.</text:p>
              </text:list-item>
              <text:list-item>
                <text:p text:style-name="P7">Верхнее значение функции – <text:span text:style-name="T6">y₂</text:span> – максимальное значение на выходе блока.</text:p>
              </text:list-item>
              <text:list-item>
                <text:p text:style-name="P7">Начальные условия (0;1) – начальное состояние реле: 0 – выключено, 1 – включено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<text:soft-page-break/><text:span text:style-name="T2">Мультиплексор</text:span>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ое неоднозначное (гистерезис)</dc:title>
    <dc:date>2014-12-09T12:28:50.72</dc:date>
    <meta:generator>OpenOffice/4.1.1$Win32 OpenOffice.org_project/411m6$Build-9775</meta:generator>
    <meta:editing-duration>PT2H29M24S</meta:editing-duration>
    <meta:editing-cycles>63</meta:editing-cycles>
    <meta:document-statistic meta:table-count="1" meta:image-count="3" meta:object-count="1" meta:page-count="2" meta:paragraph-count="17" meta:word-count="158" meta:character-count="1082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y_1, ~ если ~ x(t) &lt; a #
alignl y(t - %DELTA t), ~ если ~ a &lt;= x(t) &lt;= b #
alignl y_2, ~ если ~ x(t) &gt; b}  right none
</annotation>
  </semantics>
</math>
</file>